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5d5a" officeooo:paragraph-rsid="00125d5a"/>
    </style:style>
    <style:style style:name="P2" style:family="paragraph" style:parent-style-name="Standard">
      <style:paragraph-properties fo:text-align="end" style:justify-single-word="false"/>
      <style:text-properties officeooo:rsid="0014c95e" officeooo:paragraph-rsid="0014c95e"/>
    </style:style>
    <style:style style:name="P3" style:family="paragraph" style:parent-style-name="Table_20_Contents">
      <style:text-properties officeooo:rsid="00125d5a" officeooo:paragraph-rsid="00125d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ourse Outline</text:p>
      <text:p text:style-name="P2">Game Development &amp; Design</text:p>
      <text:p text:style-name="P1"/>
      <table:table table:name="Table1" table:style-name="Table1">
        <table:table-column table:style-name="Table1.A" table:number-columns-repeated="2"/>
        <table:table-row>
          <table:table-cell table:style-name="Table1.A1" office:value-type="string">
            <text:p text:style-name="P1">Course Title: </text:p>
          </table:table-cell>
          <table:table-cell table:style-name="Table1.B1" office:value-type="string">
            <text:p text:style-name="P1">Level Design II</text:p>
          </table:table-cell>
        </table:table-row>
        <table:table-row>
          <table:table-cell table:style-name="Table1.A2" office:value-type="string">
            <text:p text:style-name="P1">Course Number: </text:p>
          </table:table-cell>
          <table:table-cell table:style-name="Table1.B2" office:value-type="string">
            <text:p text:style-name="P1">GA502</text:p>
          </table:table-cell>
        </table:table-row>
        <table:table-row>
          <table:table-cell table:style-name="Table1.A2" office:value-type="string">
            <text:p text:style-name="P1">Course Description:</text:p>
          </table:table-cell>
          <table:table-cell table:style-name="Table1.B2" office:value-type="string">
            <text:p text:style-name="P3">This Course will build upon the fundamental concepts learned from Level Design I and explore new theories of video game design. Level Design II will explore and break down level designs from leading game titles in the industry. Students will learn efficient content creation techniques, visual scripting workflow and will gain practical experience using two leading game engines: Unreal Engine 4 and Unity 3d. Topical coverage includes common industry techniques to plan and produce efficient game environments, technical considerations of building levels, memory management and optimization. This course will build on team-oriented skills in a manner through a series of exercises and assignments during and after classes. </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8:37:34.985038729</meta:creation-date>
    <dc:date>2016-09-16T18:48:05.236278011</dc:date>
    <meta:editing-duration>PT10M29S</meta:editing-duration>
    <meta:editing-cycles>2</meta:editing-cycles>
    <meta:generator>LibreOffice/5.1.4.2$Linux_X86_64 LibreOffice_project/10m0$Build-2</meta:generator>
    <meta:document-statistic meta:table-count="1" meta:image-count="0" meta:object-count="0" meta:page-count="1" meta:paragraph-count="8" meta:word-count="123" meta:character-count="831" meta:non-whitespace-character-count="713"/>
  </office:meta>
</office:document-meta>
</file>